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8pt" fo:font-weight="bold" officeooo:rsid="0012331e" officeooo:paragraph-rsid="0012331e"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4pt" officeooo:rsid="0012331e" officeooo:paragraph-rsid="0012331e" style:font-size-asian="14pt" style:font-size-complex="14pt"/>
    </style:style>
    <style:style style:name="P3" style:family="paragraph" style:parent-style-name="Standard">
      <style:paragraph-properties fo:text-align="start" style:justify-single-word="false"/>
      <style:text-properties fo:font-size="12pt" officeooo:rsid="0012331e" officeooo:paragraph-rsid="0012331e" style:font-size-asian="10.5pt" style:font-size-complex="12pt"/>
    </style:style>
    <style:style style:name="P4" style:family="paragraph" style:parent-style-name="Standard" style:list-style-name="L2">
      <style:paragraph-properties fo:text-align="start" style:justify-single-word="false"/>
      <style:text-properties fo:font-size="12pt" officeooo:rsid="0012331e" officeooo:paragraph-rsid="0012331e" style:font-size-asian="10.5pt" style:font-size-complex="12pt"/>
    </style:style>
    <style:style style:name="P5" style:family="paragraph" style:parent-style-name="Standard">
      <style:paragraph-properties fo:text-align="start" style:justify-single-word="false"/>
      <style:text-properties officeooo:paragraph-rsid="0012331e"/>
    </style:style>
    <style:style style:name="P6" style:family="paragraph" style:parent-style-name="Standard" style:list-style-name="L2">
      <style:paragraph-properties fo:text-align="start" style:justify-single-word="false"/>
      <style:text-properties officeooo:paragraph-rsid="0012331e"/>
    </style:style>
    <style:style style:name="P7" style:family="paragraph" style:parent-style-name="Standard" style:list-style-name="L2">
      <style:paragraph-properties fo:text-align="start" style:justify-single-word="false"/>
      <style:text-properties officeooo:rsid="00131323" officeooo:paragraph-rsid="00131323"/>
    </style:style>
    <style:style style:name="P8" style:family="paragraph" style:parent-style-name="Standard">
      <style:paragraph-properties fo:text-align="start" style:justify-single-word="false"/>
      <style:text-properties officeooo:rsid="00131323" officeooo:paragraph-rsid="00131323"/>
    </style:style>
    <style:style style:name="P9" style:family="paragraph" style:parent-style-name="Standard" style:list-style-name="L2">
      <style:paragraph-properties fo:text-align="start" style:justify-single-word="false"/>
      <style:text-properties officeooo:rsid="0014bfd5" officeooo:paragraph-rsid="0014bfd5"/>
    </style:style>
    <style:style style:name="P10" style:family="paragraph" style:parent-style-name="Standard">
      <style:paragraph-properties fo:text-align="start" style:justify-single-word="false"/>
      <style:text-properties officeooo:rsid="0014bfd5" officeooo:paragraph-rsid="0014bfd5"/>
    </style:style>
    <style:style style:name="P11" style:family="paragraph" style:parent-style-name="Text_20_body" style:list-style-name="L2">
      <style:paragraph-properties fo:text-align="start" style:justify-single-word="false"/>
      <style:text-properties officeooo:paragraph-rsid="00131323"/>
    </style:style>
    <style:style style:name="P12" style:family="paragraph" style:parent-style-name="Text_20_body" style:list-style-name="L2">
      <style:paragraph-properties fo:text-align="start" style:justify-single-word="false"/>
      <style:text-properties officeooo:paragraph-rsid="0014bfd5"/>
    </style:style>
    <style:style style:name="P13" style:family="paragraph" style:parent-style-name="Text_20_body">
      <style:paragraph-properties fo:text-align="start" style:justify-single-word="false"/>
      <style:text-properties officeooo:paragraph-rsid="0014bfd5"/>
    </style:style>
    <style:style style:name="P14" style:family="paragraph" style:parent-style-name="Text_20_body" style:list-style-name="L2">
      <style:paragraph-properties fo:text-align="start" style:justify-single-word="false"/>
      <style:text-properties officeooo:rsid="0014bfd5" officeooo:paragraph-rsid="0014bfd5"/>
    </style:style>
    <style:style style:name="P15" style:family="paragraph" style:parent-style-name="Text_20_body">
      <style:paragraph-properties fo:text-align="start" style:justify-single-word="false"/>
      <style:text-properties officeooo:rsid="0014bfd5" officeooo:paragraph-rsid="0014bfd5"/>
    </style:style>
    <style:style style:name="T1" style:family="text">
      <style:text-properties fo:font-size="12pt" style:font-size-asian="10.5pt" style:font-size-complex="12pt"/>
    </style:style>
    <style:style style:name="T2" style:family="text">
      <style:text-properties fo:font-size="12pt" officeooo:rsid="0012331e" style:font-size-asian="10.5pt" style:font-size-complex="12pt"/>
    </style:style>
    <style:style style:name="T3" style:family="text">
      <style:text-properties fo:font-size="12pt" officeooo:rsid="00131323" style:font-size-asian="10.5pt" style:font-size-complex="12pt"/>
    </style:style>
    <style:style style:name="T4" style:family="text">
      <style:text-properties fo:font-size="12pt" officeooo:rsid="00142798" style:font-size-asian="10.5pt" style:font-size-complex="12pt"/>
    </style:style>
    <style:style style:name="T5" style:family="text">
      <style:text-properties officeooo:rsid="0014bfd5"/>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space-before="0.5461in" text:min-label-width="0.1965in"/>
      </text:list-level-style-number>
      <text:list-level-style-number text:level="2" text:style-name="Numbering_20_Symbols" loext:num-list-format="%2%." style:num-suffix="." style:num-format="1">
        <style:list-level-properties text:space-before="1.0382in" text:min-label-width="0.1965in"/>
      </text:list-level-style-number>
      <text:list-level-style-number text:level="3" text:style-name="Numbering_20_Symbols" loext:num-list-format="%3%." style:num-suffix="." style:num-format="1">
        <style:list-level-properties text:space-before="1.5307in" text:min-label-width="0.1965in"/>
      </text:list-level-style-number>
      <text:list-level-style-number text:level="4" text:style-name="Numbering_20_Symbols" loext:num-list-format="%4%." style:num-suffix="." style:num-format="1">
        <style:list-level-properties text:space-before="2.0228in" text:min-label-width="0.1965in"/>
      </text:list-level-style-number>
      <text:list-level-style-number text:level="5" text:style-name="Numbering_20_Symbols" loext:num-list-format="%5%." style:num-suffix="." style:num-format="1">
        <style:list-level-properties text:space-before="2.5154in" text:min-label-width="0.1965in"/>
      </text:list-level-style-number>
      <text:list-level-style-number text:level="6" text:style-name="Numbering_20_Symbols" loext:num-list-format="%6%." style:num-suffix="." style:num-format="1">
        <style:list-level-properties text:space-before="3.0079in" text:min-label-width="0.1965in"/>
      </text:list-level-style-number>
      <text:list-level-style-number text:level="7" text:style-name="Numbering_20_Symbols" loext:num-list-format="%7%." style:num-suffix="." style:num-format="1">
        <style:list-level-properties text:space-before="3.5in" text:min-label-width="0.1965in"/>
      </text:list-level-style-number>
      <text:list-level-style-number text:level="8" text:style-name="Numbering_20_Symbols" loext:num-list-format="%8%." style:num-suffix="." style:num-format="1">
        <style:list-level-properties text:space-before="3.9925in" text:min-label-width="0.1965in"/>
      </text:list-level-style-number>
      <text:list-level-style-number text:level="9" text:style-name="Numbering_20_Symbols" loext:num-list-format="%9%." style:num-suffix="." style:num-format="1">
        <style:list-level-properties text:space-before="4.4846in" text:min-label-width="0.1965in"/>
      </text:list-level-style-number>
      <text:list-level-style-number text:level="10" text:style-name="Numbering_20_Symbols" loext:num-list-format="%10%." style:num-suffix="." style:num-format="1">
        <style:list-level-properties text:space-before="4.97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STA 01</text:p>
      <text:p text:style-name="P1">ALGORITMOS 1</text:p>
      <text:p text:style-name="P2">Mateus Henrique Souza Silva</text:p>
      <text:p text:style-name="P2">2020006841</text:p>
      <text:p text:style-name="P2"/>
      <text:list xml:id="list2547643391" text:style-name="L2">
        <text:list-header>
          <text:p text:style-name="P4"/>
          <text:p text:style-name="P4"/>
        </text:list-header>
        <text:list-item>
          <text:p text:style-name="P4">Sim, pois uma vez que os custos são valores positivos, ao multiplicar os custos por um valor positivo, como o caso do quadrado dos pesos, a ordem de grandeza das arestas se mantem, ou seja, as arestas de menor custo ainda serão as de menor custo, sendo assim, o caminho mais curto se manterá o mesmo.</text:p>
        </text:list-item>
      </text:list>
      <text:p text:style-name="P3"/>
      <text:p text:style-name="P3"/>
      <text:list xml:id="list162247357524470" text:continue-numbering="true" text:style-name="L2">
        <text:list-item>
          <text:p text:style-name="P4"/>
          <text:list>
            <text:list-item>
              <text:p text:style-name="P6"><text:span text:style-name="T2">É possível determinar se a teoria dos seis graus de separação é válida para todos os usuários de uma rede utilizando uma BFS (Busca em largura), onde os usuários são mapeados como os vértices do grafo e as amizades são representadas pelas arestas. Inicialmente escolhemos o usuário inicial, que será a fonte da nossa busca, e iniciamos a BFS a partir desse usuário, e limitamos a busca a apenas 6 camadas de busca. </text:span><text:span text:style-name="T3">Para verificar se todos os usuários foram descobertos em 6 camadas de busca, podemos manter um contador que será incrementado sempre que um novo usuário for descoberto. Ao fim da busca nas 6 camadas, podemos verificar se o número de usuários descobertos é igual ao número total de nós no grafo, e caso essa afirmação seja verdadeira, a teoria dos 6 graus de separaçã é verdadeira para o grafo em questão, caso contrário, não é verdadeira.</text:span></text:p>
            </text:list-item>
          </text:list>
        </text:list-item>
      </text:list>
      <text:p text:style-name="P5"><text:span text:style-name="T3"/></text:p>
      <text:list xml:id="list162247030686190" text:continue-numbering="true" text:style-name="L2">
        <text:list-item>
          <text:list>
            <text:list-item>
              <text:p text:style-name="P6"><text:span text:style-name="T3">A complexidade do algoritmo é a mesma da BFS, tendo em vista que a operação de manter um contador para verificar o número de usuários descobertos é O(1), ou seja, a complexidade do algoritmo é O(m+n), onde m é o número de usuários na rede e n é o número de amizades entre eles.</text:span></text:p>
            </text:list-item>
          </text:list>
        </text:list-item>
      </text:list>
      <text:p text:style-name="P5"><text:span text:style-name="T3"/></text:p>
      <text:p text:style-name="P5"><text:span text:style-name="T3"/></text:p>
      <text:list xml:id="list162248066231968" text:continue-numbering="true" text:style-name="L2">
        <text:list-item>
          <text:p text:style-name="P7"><text:span text:style-name="T1"/></text:p>
          <text:list>
            <text:list-item>
              <text:p text:style-name="P11"><text:span text:style-name="T3">Crie um grafo direcionado, onde cada usuário é representado por um nó e as conexões de seguidor-seguido são representadas por arestas com pesos, que representam o número de retweets dados pelo seguidor ao usuário seguido.</text:span></text:p>
              <text:p text:style-name="P11">Para cada usuário no conjunto, adicione um nó correspondente no grafo.</text:p>
              <text:p text:style-name="P11">Para cada laço seguidor-seguido entre os usuários, adicione uma aresta direcionada do nó do seguidor para o nó do usuário seguido, com o peso correspondente ao número de retweets dados pelo seguidor ao usuário seguido.</text:p>
              <text:p text:style-name="P11">Para calcular a influência de A sobre C, realize uma busca em profundidade (DFS) ou busca em largura (BFS) a partir do nó de A no grafo, somando os pesos das arestas ao longo do caminho até C. Se houver múltiplos caminhos entre A e C, escolha o caminho com a menor soma de pesos, conforme especificado na questão.</text:p>
              <text:p text:style-name="P11">Repita o passo 4 para todos os pares de usuários (A, C) do conjunto para estimar a influência de A sobre todos os usuários C.</text:p>
              <text:p text:style-name="P11"><text:soft-page-break/>Calcule a soma das influências de A sobre todos os usuários para cada usuário A no conjunto.</text:p>
              <text:p text:style-name="P11">Identifique o usuário que tem a maior soma de influências como o usuário com a maior influência no conjunto.</text:p>
            </text:list-item>
            <text:list-item>
              <text:p text:style-name="P7"><text:span text:style-name="T1">A </text:span><text:span text:style-name="T4">complexidade do algoritmo é O(m+n).</text:span></text:p>
            </text:list-item>
          </text:list>
        </text:list-item>
      </text:list>
      <text:p text:style-name="P8"><text:span text:style-name="T4"/></text:p>
      <text:p text:style-name="P8"><text:span text:style-name="T4"/></text:p>
      <text:list xml:id="list162248584310856" text:continue-numbering="true" text:style-name="L2">
        <text:list-item>
          <text:p text:style-name="P12"><text:span text:style-name="T5">O problema de determinar os maiores grupos de usuários, onde todo par de usuários dentro do mesmo grupo tem influência mútua, pode ser abordado como um problema de identificação de componentes fortemente conectados em um grafo direcionado. Um componente fortemente conectado em um grafo é um subgrafo onde há um caminho direcionado entre qualquer par de vértices.</text:span></text:p>
          <text:p text:style-name="P12">Um algoritmo eficiente para resolver esse problema é o algoritmo de Kosaraju, que consiste em duas passagens sobre o grafo. A primeira passagem realiza uma busca em profundidade (DFS) no grafo original para construir uma ordem topológica dos vértices. A segunda passagem realiza outra DFS no grafo transposto, que é o grafo obtido invertendo a direção de todas as arestas do grafo original, a partir da ordem topológica obtida na primeira passagem, para identificar os componentes fortemente conectados.</text:p>
          <text:p text:style-name="P12">O algoritmo de Kosaraju pode ser implementado da seguinte forma:</text:p>
          <text:list>
            <text:list-item>
              <text:p text:style-name="P12">Realize uma DFS no grafo original para construir uma ordem topológica dos vértices. Para isso, visite um vértice não visitado, marque-o como visitado e visite recursivamente todos os vértices adjacentes não visitados.</text:p>
            </text:list-item>
            <text:list-item>
              <text:p text:style-name="P12">Inverta a direção de todas as arestas do grafo original para obter o grafo transposto.</text:p>
            </text:list-item>
            <text:list-item>
              <text:p text:style-name="P12">Realize uma nova DFS no grafo transposto, a partir da ordem topológica obtida na primeira passagem, para identificar os componentes fortemente conectados. Para isso, visite um vértice não visitado, marque-o como visitado e visite recursivamente todos os vértices alcançáveis a partir dele na direção das arestas transpostas.</text:p>
            </text:list-item>
            <text:list-item>
              <text:p text:style-name="P12">Cada vez que uma nova DFS é iniciada a partir de um vértice não visitado na segunda passagem, um novo componente fortemente conectado é identificado. Armazene os vértices de cada componente fortemente conectado em um grupo de usuários.</text:p>
            </text:list-item>
            <text:list-item>
              <text:p text:style-name="P12">Os grupos de usuários obtidos representam os maiores grupos onde todo par de usuários tem influência mútua.</text:p>
            </text:list-item>
          </text:list>
          <text:p text:style-name="P12">A complexidade do algoritmo de Kosaraju é de O(V+E), onde V é o número de vértices e E é o número de arestas do grafo. Essa é a ordem de complexidade do algoritmo para resolver o problema proposto.</text:p>
        </text:list-item>
      </text:list>
      <text:p text:style-name="P10"/>
      <text:p text:style-name="P10"/>
      <text:list xml:id="list162247937085189" text:continue-numbering="true" text:style-name="L2">
        <text:list-item>
          <text:p text:style-name="P9"/>
          <text:list>
            <text:list-item>
              <text:p text:style-name="P12"><text:span text:style-name="T5">O problema de projetar as estradas/rotas pode ser modelado como um problema de grafos, onde os brinquedos e a portaria são representados como vértices do grafo, e as estradas/rotas são representadas como arestas que conectam diretamente pares de </text:span><text:soft-page-break/><text:span text:style-name="T5">vértices. O objetivo é encontrar o menor custo total de asfalto para conectar todos os vértices de forma direta, levando em consideração as restrições impostas pelo terreno.</text:span></text:p>
            </text:list-item>
            <text:list-item>
              <text:p text:style-name="P12">Um algoritmo para resolver o problema do prefeito é o algoritmo de Kruskal, que é um algoritmo de árvore geradora mínima. O algoritmo de Kruskal encontra uma árvore geradora mínima de um grafo, ou seja, uma árvore que conecta todos os vértices do grafo com o menor custo total possível, levando em consideração o peso das arestas.</text:p>
              <text:p text:style-name="P12">O algoritmo de Kruskal pode ser implementado da seguinte forma:</text:p>
              <text:list>
                <text:list-item>
                  <text:p text:style-name="P12">Crie uma lista com todas as arestas do grafo, ordenadas em ordem crescente de peso.</text:p>
                </text:list-item>
                <text:list-item>
                  <text:p text:style-name="P12">Inicialize um conjunto vazio para armazenar os vértices já conectados.</text:p>
                </text:list-item>
                <text:list-item>
                  <text:p text:style-name="P12">Inicialize uma variável para armazenar o custo total do asfalto.</text:p>
                </text:list-item>
                <text:list-item>
                  <text:p text:style-name="P12">Percorra a lista de arestas em ordem crescente de peso.</text:p>
                </text:list-item>
                <text:list-item>
                  <text:p text:style-name="P12">Para cada aresta (u, v) na lista de arestas, verifique se os vértices u e v já estão conectados em componentes distintos. Se não estiverem, conecte-os adicionando a aresta (u, v) à árvore geradora mínima, adicione o peso da aresta ao custo total do asfalto e una os componentes contendo u e v em um único componente.</text:p>
                </text:list-item>
                <text:list-item>
                  <text:p text:style-name="P12">Repita o passo 5 até que todos os vértices estejam conectados em um único componente.</text:p>
                </text:list-item>
              </text:list>
              <text:p text:style-name="P12">A complexidade do algoritmo de Kruskal é determinada principalmente pela ordenação das arestas, que tem complexidade O(E log E), onde E é o número de arestas do grafo. As operações de união de componentes e verificação de componentes conectados podem ser implementadas com uma estrutura de dados eficiente, como a Union-Find, que tem complexidade amortizada de O(α(V)), onde V é o número de vértices do grafo e α é a função inversa de Ackermann, que é uma função extremamente lenta que cresce muito lentamente. Portanto, a complexidade total do algoritmo de Kruskal é O(E log E + Eα(V)), que é eficiente na prática para a maioria dos casos.</text:p>
            </text:list-item>
          </text:list>
        </text:list-item>
      </text:list>
      <text:p text:style-name="P15"/>
      <text:p text:style-name="P15"/>
      <text:list xml:id="list162248297423994" text:continue-numbering="true" text:style-name="L2">
        <text:list-item>
          <text:p text:style-name="P12"><text:span text:style-name="T5">Para calcular o valor de Y, que representa o tempo máximo em minutos que um cliente pode levar para chegar a qualquer brinquedo a partir do portão de entrada, dado a velocidade média de deslocamento de um cliente em metros por minuto (X) e o projeto de rotas criado pelo algoritmo de Kruskal no item anterior, podemos usar o conceito de diâmetro de um grafo.</text:span></text:p>
          <text:p text:style-name="P12">O diâmetro de um grafo é a maior distância entre dois vértices quaisquer do grafo, ou seja, é o maior número de arestas em um caminho mais longo entre dois vértices. Portanto, o valor de Y será o diâmetro do grafo, multiplicado pela velocidade média de deslocamento de um cliente (X).</text:p>
          <text:p text:style-name="P12">Um algoritmo para calcular o valor de Y é o seguinte:</text:p>
          <text:list>
            <text:list-item>
              <text:p text:style-name="P12"><text:span text:style-name="T5">1</text:span>Inicialize um dicionário vazio para armazenar as distâncias entre os vértices do grafo.</text:p>
            </text:list-item>
            <text:list-item>
              <text:p text:style-name="P12"><text:soft-page-break/>Para cada vértice v no grafo, realize uma busca em largura (BFS) a partir do vértice v para calcular as distâncias entre v e todos os outros vértices do grafo. Armazene as distâncias no dicionário criado no passo 1.</text:p>
            </text:list-item>
            <text:list-item>
              <text:p text:style-name="P12">Encontre o par de vértices com a maior distância (ou seja, o maior valor no dicionário de distâncias) e obtenha o valor dessa distância.</text:p>
            </text:list-item>
            <text:list-item>
              <text:p text:style-name="P12">Calcule o valor de Y multiplicando a maior distância obtida no passo 3 pela velocidade média de deslocamento de um cliente (X).</text:p>
            </text:list-item>
          </text:list>
          <text:p text:style-name="P12">A complexidade do algoritmo é dominada pela BFS realizada para calcular as distâncias entre os vértices, que tem complexidade de tempo de O(V+E), onde V é o número de vértices e E é o número de arestas do grafo. Portanto, a complexidade total do algoritmo é O(V+E), que é eficiente na prática para a maioria dos casos.</text:p>
        </text:list-item>
      </text:list>
      <text:p text:style-name="P13"/>
      <text:p text:style-name="P13"/>
      <text:list xml:id="list162247947204882" text:continue-numbering="true" text:style-name="L2">
        <text:list-item>
          <text:p text:style-name="P12"><text:span text:style-name="T5">Este problema pode ser modelado como um problema de conectividade em um grafo direcionado ponderado, onde os vértices representam os pontos do parque (portaria e brinquedos) e as arestas representam as conexões entre os pontos por meio dos trilhos do trem interno. Os pesos das arestas representam as restrições de direção dos trilhos, ou seja, se é possível ou não se deslocar de um ponto para outro usando o trem interno.</text:span></text:p>
          <text:p text:style-name="P12">Para verificar se a malha de trilhos projetada está correta, precisamos garantir que todos os pontos do parque são alcançáveis a partir de qualquer outro ponto do parque. Podemos utilizar o algoritmo de busca em largura (BFS) para verificar a conectividade entre todos os pares de pontos do parque.</text:p>
          <text:p text:style-name="P12">O algoritmo pode ser implementado da seguinte forma:</text:p>
          <text:list>
            <text:list-item>
              <text:p text:style-name="P12">Construa um grafo direcionado ponderado representando a malha de trilhos do parque, onde os vértices representam os pontos do parque (portaria e brinquedos) e as arestas representam as conexões entre os pontos por meio dos trilhos do trem interno. Os pesos das arestas representam as restrições de direção dos trilhos, onde um peso de -1 indica que não é possível se deslocar entre os pontos naquela direção e um peso maior ou igual a 0 indica que é possível se deslocar entre os pontos naquela direção, com o peso representando o tempo necessário para o deslocamento.</text:p>
            </text:list-item>
            <text:list-item>
              <text:p text:style-name="P12">Para cada par de pontos do parque (portaria e brinquedos), realize uma BFS a partir de um ponto de origem para verificar se é possível alcançar o ponto de destino. Durante a BFS, leve em consideração os pesos das arestas para determinar se é possível se deslocar entre os pontos naquela direção.</text:p>
            </text:list-item>
            <text:list-item>
              <text:p text:style-name="P12">Se todos os pares de pontos do parque forem alcançáveis a partir de qualquer outro ponto do parque, então a malha de trilhos projetada está correta e é possível fazer o deslocamento de qualquer ponto do parque para qualquer outro ponto usando o trem interno. Caso contrário, a malha de trilhos possui restrições de conectividade e é necessário verificar e corrigir as conexões dos trilhos.</text:p>
            </text:list-item>
          </text:list>
          <text:p text:style-name="P12"><text:soft-page-break/>A complexidade do algoritmo depende da implementação específica da BFS, que pode variar, mas geralmente é de O(V+E), onde V é o número de vértices e E é o número de arestas do grafo.</text:p>
          <text:p text:style-name="P14"/>
        </text:list-item>
      </text:list>
      <text:p text:style-name="P3"/>
      <text:p text:style-name="P3"><text:tab/></text:p>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6T13:17:06.712854372</meta:creation-date>
    <dc:date>2023-04-26T16:22:46.220693271</dc:date>
    <meta:editing-duration>PT2H14M17S</meta:editing-duration>
    <meta:editing-cycles>1</meta:editing-cycles>
    <meta:document-statistic meta:table-count="0" meta:image-count="0" meta:object-count="0" meta:page-count="5" meta:paragraph-count="53" meta:word-count="1852" meta:character-count="10741" meta:non-whitespace-character-count="8968"/>
    <meta:generator>LibreOffice/7.3.7.2$Linux_X86_64 LibreOffice_project/30$Build-2</meta:generator>
  </office:meta>
</office:document-meta>
</file>